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863cm"/>
    </style:style>
    <style:style style:name="Tabla1.B" style:family="table-column">
      <style:table-column-properties style:column-width="3.334cm"/>
    </style:style>
    <style:style style:name="Tabla1.C" style:family="table-column">
      <style:table-column-properties style:column-width="10.80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break-before="page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Table_20_Contents">
      <style:paragraph-properties fo:margin-top="0cm" fo:margin-bottom="0.499cm" style:contextual-spacing="false"/>
    </style:style>
    <style:style style:name="P4" style:family="paragraph" style:parent-style-name="Table_20_Heading">
      <style:paragraph-properties fo:margin-top="0cm" fo:margin-bottom="0.499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style:paragraph-properties fo:break-before="page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/>
    <style:style style:name="P15" style:family="paragraph" style:parent-style-name="Text_20_body" style:list-style-name="L10"/>
    <style:style style:name="P16" style:family="paragraph" style:parent-style-name="Text_20_body" style:list-style-name="L11"/>
    <style:style style:name="P17" style:family="paragraph" style:parent-style-name="Text_20_body" style:list-style-name="L12"/>
    <style:style style:name="P18" style:family="paragraph" style:parent-style-name="Text_20_body" style:list-style-name="L13"/>
    <style:style style:name="T1" style:family="text">
      <style:text-properties officeooo:rsid="001e2777"/>
    </style:style>
    <style:style style:name="T2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📦 Guía Maestra de Instalación: Sistema "Don Pedido"</text:h>
      <text:p text:style-name="Text_20_body">Esta guía detalla los pasos necesarios para desplegar el ecosistema completo de la aplicación "Don Pedido" en un entorno de producción o evaluación local. El sistema ha sido diseñado bajo una arquitectura de <text:span text:style-name="Strong_20_Emphasis">Servidor Unificado</text:span>, donde el Backend (Node.js) gestiona tanto la lógica de negocio como el servicio de activos estáticos del Frontend (Angular).</text:p>
      <text:h text:style-name="Heading_20_2" text:outline-level="2">1. Requisitos del Sistema (Prerrequisitos)</text:h>
      <text:p text:style-name="Text_20_body">Antes de iniciar la instalación, asegúrese de contar con las siguientes herramientas instaladas en el sistema anfitrión:</text:p>
      <text:h text:style-name="Heading_20_3" text:outline-level="3">A. Entorno de Ejecución: Node.js</text:h>
      <text:list text:style-name="L8">
        <text:list-item>
          <text:p text:style-name="P13"><text:span text:style-name="Strong_20_Emphasis">Versión recomendada:</text:span> v18.x o superior (LTS).</text:p>
        </text:list-item>
        <text:list-item>
          <text:p text:style-name="P13"><text:span text:style-name="Strong_20_Emphasis">Razón:</text:span> El motor V8 de Node.js es el encargado de procesar el servidor Express y gestionar la concurrencia de los pedidos en tiempo real.</text:p>
        </text:list-item>
        <text:list-item>
          <text:p text:style-name="P13"><text:span text:style-name="Strong_20_Emphasis">Verificación:</text:span> Ejecute <text:span text:style-name="Source_20_Text">node -v</text:span> en la terminal.</text:p>
        </text:list-item>
      </text:list>
      <text:h text:style-name="Heading_20_3" text:outline-level="3">B. Motor de Base de Datos: MySQL Server</text:h>
      <text:list text:style-name="L9">
        <text:list-item>
          <text:p text:style-name="P14"><text:span text:style-name="Strong_20_Emphasis">Versión recomendada:</text:span> 8.0 o superior.</text:p>
        </text:list-item>
        <text:list-item>
          <text:p text:style-name="P14"><text:span text:style-name="Strong_20_Emphasis">Razón:</text:span> Se utiliza un sistema relacional para garantizar la integridad referencial entre Productos, Ingredientes y Comandas.</text:p>
        </text:list-item>
        <text:list-item>
          <text:p text:style-name="P14"><text:span text:style-name="Strong_20_Emphasis">Configuración requerida:</text:span> El servicio de MySQL debe estar iniciado y accesible mediante el puerto <text:span text:style-name="Source_20_Text">3306</text:span>.</text:p>
        </text:list-item>
      </text:list>
      <text:h text:style-name="Heading_20_3" text:outline-level="3">C. Navegador Web Moderno</text:h>
      <text:list text:style-name="L10">
        <text:list-item>
          <text:p text:style-name="P15"><text:span text:style-name="Strong_20_Emphasis">Recomendado:</text:span> Google Chrome, Microsoft Edge o Mozilla Firefox (versiones actualizadas).</text:p>
        </text:list-item>
        <text:list-item>
          <text:p text:style-name="P15"><text:span text:style-name="Strong_20_Emphasis">Razón:</text:span> El sistema hace uso intensivo de <text:span text:style-name="Strong_20_Emphasis">Angular Signals</text:span> y <text:span text:style-name="Strong_20_Emphasis">CSS Grid</text:span>, tecnologías que requieren motores de renderizado modernos.</text:p>
        </text:list-item>
      </text:list>
      <text:h text:style-name="Heading_20_2" text:outline-level="2"/>
      <text:h text:style-name="P1" text:outline-level="2">2. Estructura de la Carpeta de Entrega</text:h>
      <text:p text:style-name="Text_20_body">Para una correcta ejecución, el USB o carpeta de entrega debe mantener la siguiente jerarquía de archivos:</text:p>
      <text:p text:style-name="Preformatted_20_Text"><text:span text:style-name="Source_20_Text">📂 DonPedido_TFG/</text:span></text:p>
      <text:p text:style-name="Preformatted_20_Text"><text:span text:style-name="Source_20_Text">├── 📁 Sistema_Integral/ <text:s text:c="7"/># Carpeta raíz del servidor Node.js</text:span></text:p>
      <text:p text:style-name="Preformatted_20_Text"><text:span text:style-name="Source_20_Text">│ <text:s text:c="2"/>├── 📁 dist/ <text:s text:c="15"/># Código de servidor compilado (JavaScript)</text:span></text:p>
      <text:p text:style-name="Preformatted_20_Text"><text:span text:style-name="Source_20_Text">│ <text:s text:c="2"/>├── 📁 node_modules/ <text:s text:c="7"/># Librerías de dependencia (incluidas para modo offline)</text:span></text:p>
      <text:p text:style-name="Preformatted_20_Text"><text:span text:style-name="Source_20_Text">│ <text:s text:c="2"/>├── 📁 public/ <text:s text:c="13"/># Archivos de producción de Angular (ng build)</text:span></text:p>
      <text:p text:style-name="Preformatted_20_Text"><text:span text:style-name="Source_20_Text">│ <text:s text:c="2"/>└── 📄 package.json <text:s text:c="8"/># Manifiesto de la aplicación</text:span></text:p>
      <text:p text:style-name="Preformatted_20_Text"><text:span text:style-name="Source_20_Text">├── 📄 database_schema.sql <text:s text:c="5"/># Script de respaldo (opcional, el sistema crea la DB)</text:span></text:p>
      <text:p text:style-name="Preformatted_20_Text"><text:span text:style-name="Source_20_Text">├── 📄 EJECUTAR_SISTEMA.bat <text:s text:c="4"/># Lanzador automatizado para Windows</text:span></text:p>
      <text:p text:style-name="P2"><text:span text:style-name="Source_20_Text">└── 📄 Manual_Instalacion.pdf <text:s text:c="2"/># Este documento</text:span></text:p>
      <text:h text:style-name="Heading_20_2" text:outline-level="2">3. Configuración de Variables de Entorno</text:h>
      <text:p text:style-name="Text_20_body">Antes del primer arranque, verifique la configuración de conexión en el archivo <text:span text:style-name="Source_20_Text">data-source.js</text:span> (dentro de <text:span text:style-name="Source_20_Text">dist/</text:span> o <text:span text:style-name="Source_20_Text">src/</text:span>):</text:p>
      <text:list text:style-name="L11">
        <text:list-item>
          <text:p text:style-name="P16"><text:span text:style-name="Strong_20_Emphasis">Host:</text:span> <text:span text:style-name="Source_20_Text">localhost</text:span></text:p>
        </text:list-item>
        <text:list-item>
          <text:p text:style-name="P16"><text:span text:style-name="Strong_20_Emphasis">User:</text:span> <text:span text:style-name="Source_20_Text">root</text:span> (o el usuario configurado en el PC del tribunal).</text:p>
        </text:list-item>
        <text:list-item>
          <text:p text:style-name="P16"><text:span text:style-name="Strong_20_Emphasis">Password:</text:span> <text:span text:style-name="Source_20_Text">tu_password</text:span></text:p>
        </text:list-item>
        <text:list-item>
          <text:p text:style-name="P16"><text:span text:style-name="Strong_20_Emphasis">Database:</text:span> <text:span text:style-name="Source_20_Text">bar_app</text:span></text:p>
        </text:list-item>
      </text:list>
      <text:h text:style-name="Heading_20_2" text:outline-level="2">4. Proceso de Puesta en Marcha (Paso a Paso)</text:h>
      <text:h text:style-name="Heading_20_3" text:outline-level="3">Paso 1: Preparación del Servidor SQL</text:h>
      <text:p text:style-name="Text_20_body">Asegúrese de que el servidor MySQL esté corriendo. El sistema "Don Pedido" cuenta con una rutina de <text:span text:style-name="Strong_20_Emphasis">Auto-Provisión</text:span>: al arrancar, el backend detectará si la base de datos <text:span text:style-name="Source_20_Text">bar_app</text:span> existe; de no ser así, la creará automáticamente.</text:p>
      <text:h text:style-name="Heading_20_3" text:outline-level="3">Paso 2: Ejecución del Script Lanzador</text:h>
      <text:p text:style-name="Text_20_body">Haga doble clic en el archivo <text:span text:style-name="Source_20_Text">EJECUTAR_SISTEMA.bat</text:span>. Este script realizará las siguientes acciones:</text:p>
      <text:list text:style-name="L12">
        <text:list-item>
          <text:p text:style-name="P17">Comprobará la presencia de Node.js en el PATH.</text:p>
        </text:list-item>
        <text:list-item>
          <text:p text:style-name="P17">Iniciará el servidor backend en el puerto <text:span text:style-name="Source_20_Text">3000</text:span>.</text:p>
        </text:list-item>
        <text:list-item>
          <text:p text:style-name="P17">Abrirá automáticamente el navegador predeterminado en la dirección local.</text:p>
        </text:list-item>
      </text:list>
      <text:h text:style-name="Heading_20_3" text:outline-level="3">Paso 3: Sincronización de Tablas</text:h>
      <text:p text:style-name="Text_20_body">Gracias a la tecnología <text:span text:style-name="Strong_20_Emphasis">TypeORM Synchronize</text:span>, en el primer arranque el sistema generará automáticamente todas las tablas necesarias (productos, ingredientes, categorías, pedidos y relaciones).</text:p>
      <text:h text:style-name="Heading_20_2" text:outline-level="2"><text:soft-page-break/>5. Notas para el Tribunal (Arquitectura Técnica)</text:h>
      <text:list text:style-name="L13">
        <text:list-item>
          <text:p text:style-name="P18"><text:span text:style-name="Strong_20_Emphasis">Single-Process Architecture:</text:span> Para facilitar la portabilidad, se ha integrado el Frontend dentro del Backend. Esto elimina problemas de CORS (Cross-Origin Resource Sharing) y reduce la carga de memoria RAM.</text:p>
        </text:list-item>
        <text:list-item>
          <text:p text:style-name="P18"><text:span text:style-name="Strong_20_Emphasis">Persistencia Atómica:</text:span> Las operaciones de creación de productos con ingredientes se realizan mediante <text:span text:style-name="Strong_20_Emphasis">Transacciones SQL</text:span>, garantizando que nunca existan datos huérfanos si ocurre un error de red.</text:p>
        </text:list-item>
        <text:list-item>
          <text:p text:style-name="P18"><text:span text:style-name="Strong_20_Emphasis">UX de Cocina:</text:span> La vista de cocina incluye un motor de <text:span text:style-name="Strong_20_Emphasis">polling optimizado</text:span> que actualiza las comandas cada 5 segundos de forma silenciosa, simulando una experiencia de tiempo real sin la complejidad de despliegue de WebSockets en redes locales restringidas.</text:p>
        </text:list-item>
      </text:list>
      <text:h text:style-name="Heading_20_2" text:outline-level="2">6. Resolución de Problemas Comunes (Troubleshooting)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4">Problema</text:p>
          </table:table-cell>
          <table:table-cell table:style-name="Tabla1.A1" office:value-type="string">
            <text:p text:style-name="P4">Causa Posible</text:p>
          </table:table-cell>
          <table:table-cell table:style-name="Tabla1.A1" office:value-type="string">
            <text:p text:style-name="P4">Solución</text:p>
          </table:table-cell>
        </table:table-row>
        <table:table-row>
          <table:table-cell table:style-name="Tabla1.A1" office:value-type="string">
            <text:p text:style-name="P3"><text:span text:style-name="Strong_20_Emphasis">Error 404 al refrescar</text:span></text:p>
          </table:table-cell>
          <table:table-cell table:style-name="Tabla1.A1" office:value-type="string">
            <text:p text:style-name="P3">Ruta de Angular no detectada</text:p>
          </table:table-cell>
          <table:table-cell table:style-name="Tabla1.A1" office:value-type="string">
            <text:p text:style-name="P3">El servidor incluye un "Catch-all" que redirige al index.html. Verifique que <text:span text:style-name="Source_20_Text">dist/index.js</text:span> tiene activo el middleware de redirección.</text:p>
          </table:table-cell>
        </table:table-row>
        <table:table-row>
          <table:table-cell table:style-name="Tabla1.A1" office:value-type="string">
            <text:p text:style-name="P3"><text:span text:style-name="Strong_20_Emphasis">Error de conexión DB</text:span></text:p>
          </table:table-cell>
          <table:table-cell table:style-name="Tabla1.A1" office:value-type="string">
            <text:p text:style-name="P3">MySQL apagado o clave errónea</text:p>
          </table:table-cell>
          <table:table-cell table:style-name="Tabla1.A1" office:value-type="string">
            <text:p text:style-name="P3">Verifique que el servicio <text:span text:style-name="Source_20_Text">MySQL80</text:span> está iniciado en el administrador de tareas de Windows.</text:p>
          </table:table-cell>
        </table:table-row>
        <table:table-row>
          <table:table-cell table:style-name="Tabla1.A1" office:value-type="string">
            <text:p text:style-name="P3"><text:span text:style-name="Strong_20_Emphasis">No se cargan imágenes</text:span></text:p>
          </table:table-cell>
          <table:table-cell table:style-name="Tabla1.A1" office:value-type="string">
            <text:p text:style-name="P3">Rutas locales relativas</text:p>
          </table:table-cell>
          <table:table-cell table:style-name="Tabla1.A1" office:value-type="string">
            <text:p text:style-name="P3">Las imágenes deben estar dentro de la carpeta <text:span text:style-name="Source_20_Text">public/assets/</text:span>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31T15:52:06.339000000</meta:creation-date>
    <dc:date>2026-01-31T16:00:54.584000000</dc:date>
    <meta:editing-duration>PT8M50S</meta:editing-duration>
    <meta:editing-cycles>1</meta:editing-cycles>
    <meta:document-statistic meta:table-count="1" meta:image-count="0" meta:object-count="0" meta:page-count="3" meta:paragraph-count="59" meta:word-count="671" meta:character-count="4413" meta:non-whitespace-character-count="3750"/>
    <meta:generator>LibreOffice/7.4.3.2$Windows_X86_64 LibreOffice_project/1048a8393ae2eeec98dff31b5c133c5f1d08b890</meta:generator>
  </office:meta>
</office:document-meta>
</file>